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TheSansOffice2" svg:font-family="TheSansOffice" style:font-family-generic="swiss"/>
    <style:font-face style:name="FreeSans1" svg:font-family="FreeSans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color="#000000"/>
    </style:style>
    <style:style style:name="T2" style:family="text">
      <style:text-properties fo:color="#729fcf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andson zu<text:line-break/>Module „zypper“ [SSA 1005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lfestellungen zu den Aufgab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Man-Page von zypper</text:span></text:p>
                <text:p><text:span text:style-name="T2">man 8 zypper</text:span></text:p>
              </text:list-item>
              <text:list-item>
                <text:p><text:span text:style-name="T1">zypper-Hilfe</text:span></text:p>
                <text:p><text:span text:style-name="T2">zypper --help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 1005.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üge das Repository für Java-Pakete hinzu</text:p>
              </text:list-item>
              <text:list-item>
                <text:p>Überprüfe ob das Repository aktiviert ist</text:p>
                <text:p/>
                <text:p/>
                <text:p/>
                <text:p/>
              </text:list-item>
              <text:list-item>
                <text:p>Tipp:</text:p>
                <text:p>https://en.opensuse.org/Package_repositor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ung 1005.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che mit zypper das „antlr“-Paket und installiere es</text:p>
              </text:list-item>
              <text:list-item>
                <text:p>Verwende den Befehl „<text:span text:style-name="T2">antlr</text:span>“ um zu verifizieren, dass das Paket korrekt installiert 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 1005.3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installiere das Paket „antlr“</text:p>
              </text:list-item>
              <text:list-item>
                <text:p>Überprüfe mit dem Befehl „<text:span text:style-name="T2">antlr</text:span>“, ob das Paket korrekt deinstalliert wur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 1005.4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che nach Paket-Grupp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 1005.5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Überprüfe, ob es Updates für das Betriebssystem gibt.</text:p>
              </text:list-item>
              <text:list-item>
                <text:p>Üerprüfe, ob es Patches für das Betriebssystem gibt.</text:p>
              </text:list-item>
              <text:list-item>
                <text:p>Installiere die Upda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stellung 1005.6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Überprüfe, ob Prozesse Dateien verwenden, welche nicht mehr existieren</text:p>
                <text:p/>
              </text:list-item>
              <text:list-item>
                <text:p>Starte die Dienste neu, welche betroffen si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Slides</text:span></text:p>
                <text:p><text:span text:style-name="T3">Adfinis SyGroup AG, 2016, Attribution-NonCommercial 2.0</text:span><text:span text:style-name="T3"><text:line-break/></text:span><text:span text:style-name="T3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TheSansOffice2" svg:font-family="TheSansOffice" style:font-family-generic="swiss"/>
    <style:font-face style:name="FreeSans1" svg:font-family="FreeSans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heSansOffice2" fo:font-family="TheSansOffice" style:font-family-generic="swiss" fo:font-size="12pt" fo:language="de" fo:country="CH" style:letter-kerning="true" style:font-name-asian="FreeSans1" style:font-family-asian="FreeSans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="TheSansOffice2" fo:font-family="TheSansOffice" style:font-family-generic="swiss"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heSansOffice2" fo:font-family="TheSansOffice" style:font-family-generic="swiss" fo:font-size="12pt"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heSansOffice2" fo:font-family="TheSansOffice" style:font-family-generic="swiss"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53:00.154797183</meta:creation-date>
    <dc:date>2016-08-23T14:58:11.092983794</dc:date>
    <dc:creator>Philipp Marmet</dc:creator>
    <meta:editing-duration>PT1H25M46S</meta:editing-duration>
    <meta:editing-cycles>28</meta:editing-cycles>
    <meta:generator>LibreOffice/5.2.0.4$Linux_X86_64 LibreOffice_project/20m0$Build-4</meta:generator>
    <meta:document-statistic meta:object-count="57"/>
    <meta:user-defined meta:name="Modul_Area">SSA</meta:user-defined>
    <meta:user-defined meta:name="Modul_ID">1001</meta:user-defined>
    <meta:user-defined meta:name="Modul_Name">systemd</meta:user-defined>
  </office:meta>
</office:document-meta>
</file>